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EA000002AA09ACBBA112073CB0.png" manifest:media-type="image/png"/>
  <manifest:file-entry manifest:full-path="Pictures/10000000000004CC000002A8902F073C46D89BDE.png" manifest:media-type="image/png"/>
  <manifest:file-entry manifest:full-path="Pictures/10000000000004D8000002BA9B826706B5ECCBC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fc12" officeooo:paragraph-rsid="0018fc12"/>
    </style:style>
    <style:style style:name="P2" style:family="paragraph" style:parent-style-name="Standard">
      <style:text-properties fo:font-size="14pt" fo:font-weight="bold" officeooo:rsid="0018fc12" officeooo:paragraph-rsid="0018fc12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VISÃO CAPÍTULO/SESSÃO 2:</text:p>
      <text:p text:style-name="P1"/>
      <text:p text:style-name="P1"><draw:frame draw:style-name="fr1" draw:name="Figura1" text:anchor-type="paragraph" svg:x="0cm" svg:y="0.861cm" svg:width="17cm" svg:height="9.216cm" draw:z-index="0"><draw:image xlink:href="Pictures/10000000000004EA000002AA09ACBBA112073CB0.png" xlink:type="simple" xlink:show="embed" xlink:actuate="onLoad" loext:mime-type="image/x-vclgraphic"/></draw:frame>AULA 23:</text:p>
      <text:p text:style-name="P1"/>
      <text:p text:style-name="P1"><draw:frame draw:style-name="fr2" draw:name="Figura2" text:anchor-type="paragraph" svg:width="17cm" svg:height="9.414cm" draw:z-index="1"><draw:image xlink:href="Pictures/10000000000004CC000002A8902F073C46D89BDE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Figura3" text:anchor-type="paragraph" svg:width="17cm" svg:height="9.569cm" draw:z-index="2"><draw:image xlink:href="Pictures/10000000000004D8000002BA9B826706B5ECCBCD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20:45:00.976000000</meta:creation-date>
    <dc:date>2018-03-21T20:50:11.723000000</dc:date>
    <meta:editing-duration>PT5M11S</meta:editing-duration>
    <meta:editing-cycles>1</meta:editing-cycles>
    <meta:document-statistic meta:table-count="0" meta:image-count="3" meta:object-count="0" meta:page-count="2" meta:paragraph-count="2" meta:word-count="5" meta:character-count="34" meta:non-whitespace-character-count="31"/>
    <meta:generator>LibreOffice/6.0.1.1$Windows_X86_64 LibreOffice_project/60bfb1526849283ce2491346ed2aa51c465abfe6</meta:generator>
  </office:meta>
</office:document-meta>
</file>